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top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vertical-align="top" fo:wrap-option="wrap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9DAF8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8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C9DAF8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31" style:family="table-cell" style:parent-style-name="Default" style:data-style-name="N0">
      <style:table-cell-properties fo:border="thin solid #000000" style:vertical-align="top" fo:background-color="transparen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transparen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CCCCFF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background-color="#CCCCF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39" style:family="table-cell" style:parent-style-name="Default" style:data-style-name="N0">
      <style:table-cell-properties fo:border="thin solid #000000" style:vertical-align="automatic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top" fo:wrap-option="wrap" fo:background-color="#F4CCC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4CCCC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7.51416666666667cm"/>
    </style:style>
    <style:style style:name="co9" style:family="table-column">
      <style:table-column-properties fo:break-before="auto" style:column-width="7.223125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9.81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56.5pt" style:use-optimal-row-height="true" fo:break-before="auto"/>
    </style:style>
    <style:style style:name="ro4" style:family="table-row">
      <style:table-row-properties style:row-height="128.25pt" style:use-optimal-row-height="true" fo:break-before="auto"/>
    </style:style>
    <style:style style:name="ro5" style:family="table-row">
      <style:table-row-properties style:row-height="185.2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2.25pt" style:use-optimal-row-height="true" fo:break-before="auto"/>
    </style:style>
    <style:style style:name="ro9" style:family="table-row">
      <style:table-row-properties style:row-height="156.75pt" style:use-optimal-row-height="true" fo:break-before="auto"/>
    </style:style>
    <style:style style:name="ro10" style:family="table-row">
      <style:table-row-properties style:row-height="71.2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45pt" style:use-optimal-row-height="true" fo:break-before="auto"/>
    </style:style>
    <style:style style:name="ro13" style:family="table-row">
      <style:table-row-properties style:row-height="28.5pt" style:use-optimal-row-height="true" fo:break-before="auto"/>
    </style:style>
    <style:style style:name="ro14" style:family="table-row">
      <style:table-row-properties style:row-height="409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Kompon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default-cell-style-name="ce1"/>
        <table:table-column table:style-name="co3" table:number-columns-repeated="100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Komponen</text:p>
          </table:table-cell>
          <table:table-cell table:number-columns-repeated="14" table:style-name="ce3"/>
          <table:table-cell table:number-columns-repeated="11" table:style-name="ce4"/>
          <table:table-cell table:number-columns-repeated="16358"/>
        </table:table-row>
        <table:table-row table:style-name="ro2">
          <table:table-cell office:value-type="string" table:style-name="ce5">
            <text:p>Label Num</text:p>
          </table:table-cell>
          <table:table-cell office:value-type="string" table:style-name="ce5">
            <text:p>Label Name</text:p>
          </table:table-cell>
          <table:table-cell office:value-type="string" table:style-name="ce5">
            <text:p>Field Type</text:p>
          </table:table-cell>
          <table:table-cell office:value-type="string" table:style-name="ce5">
            <text:p>Input Type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Allignment</text:p>
          </table:table-cell>
          <table:table-cell office:value-type="string" table:style-name="ce5">
            <text:p>Lookup Refs</text:p>
          </table:table-cell>
          <table:table-cell office:value-type="string" table:style-name="ce5">
            <text:p>Edit Mode</text:p>
          </table:table-cell>
          <table:table-cell office:value-type="string" table:style-name="ce5">
            <text:p>Default Value</text:p>
          </table:table-cell>
          <table:table-cell office:value-type="string" table:style-name="ce5">
            <text:p>Is Required Submit</text:p>
          </table:table-cell>
          <table:table-cell office:value-type="string" table:style-name="ce5">
            <text:p>Min Length</text:p>
          </table:table-cell>
          <table:table-cell office:value-type="string" table:style-name="ce5">
            <text:p>Max Length</text:p>
          </table:table-cell>
          <table:table-cell office:value-type="string" table:style-name="ce5">
            <text:p>Min Value</text:p>
          </table:table-cell>
          <table:table-cell office:value-type="string" table:style-name="ce5">
            <text:p>Max Value</text:p>
          </table:table-cell>
          <table:table-cell office:value-type="string" table:style-name="ce5">
            <text:p>Max Size</text:p>
          </table:table-cell>
          <table:table-cell office:value-type="string" table:style-name="ce5">
            <text:p>Notes</text:p>
          </table:table-cell>
          <table:table-cell table:number-columns-repeated="10" table:style-name="ce4"/>
          <table:table-cell table:number-columns-repeated="16358"/>
        </table:table-row>
        <table:table-row table:style-name="ro3">
          <table:table-cell office:value-type="float" office:value="1" table:formula="of:=ROW()-2" table:style-name="ce6">
            <text:p>1</text:p>
          </table:table-cell>
          <table:table-cell office:value-type="string" table:style-name="ce7">
            <text:p>Foto Talent</text:p>
          </table:table-cell>
          <table:table-cell office:value-type="string" table:style-name="ce8">
            <text:p>Image Upload</text:p>
          </table:table-cell>
          <table:table-cell office:value-type="string" table:style-name="ce8">
            <text:p>Image Upload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Left</text:p>
          </table:table-cell>
          <table:table-cell office:value-type="string" table:style-name="ce7">
            <text:p>-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2MB</text:p>
          </table:table-cell>
          <table:table-cell office:value-type="string" table:style-name="ce10">
            <text:p>Accept file:</text:p>
            <text:p>1. .jpg/.jpeg</text:p>
            <text:p>2. .png</text:p>
            <text:p/>
            <text:p>catatan :</text:p>
            <text:p>1. mandatory check, jika input kosong maka tampilkan message AS-STT-ERR-001</text:p>
            <text:p>2. jika ukuran foto melebihi 2MB maka tampilkan message AS-STT-ERR-006</text:p>
            <text:p>3. jika format file bukan bertipe image (.jpeg/.jpg/.png) maka tampilkan message AS-STT-008</text:p>
          </table:table-cell>
          <table:table-cell table:number-columns-repeated="16368" table:style-name="ce1"/>
        </table:table-row>
        <table:table-row table:style-name="ro4">
          <table:table-cell office:value-type="float" office:value="2" table:formula="of:=ROW()-2" table:style-name="ce6">
            <text:p>2</text:p>
          </table:table-cell>
          <table:table-cell office:value-type="string" table:style-name="ce7">
            <text:p>Nama Talent</text:p>
          </table:table-cell>
          <table:table-cell office:value-type="string" table:style-name="ce8">
            <text:p>Text Input</text:p>
          </table:table-cell>
          <table:table-cell office:value-type="string" table:style-name="ce11">
            <text:p>String</text:p>
          </table:table-cell>
          <table:table-cell office:value-type="string" table:style-name="ce9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7">
            <text:p>-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Yes</text:p>
          </table:table-cell>
          <table:table-cell office:value-type="float" office:value="1" table:style-name="ce8">
            <text:p>1</text:p>
          </table:table-cell>
          <table:table-cell office:value-type="float" office:value="255" table:style-name="ce8">
            <text:p>25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10">
            <text:p>catatan :</text:p>
            <text:p>1. mandatory check, jika input kosong maka tampilkan message AS-STT-ERR-001</text:p>
            <text:p>2. Jika panjang kolom lebih dari 255 karakter maka tampilkan message AS-STT-ERR-010</text:p>
          </table:table-cell>
          <table:table-cell table:number-columns-repeated="16368" table:style-name="ce1"/>
        </table:table-row>
        <table:table-row table:style-name="ro5">
          <table:table-cell office:value-type="float" office:value="3" table:formula="of:=ROW()-2" table:style-name="ce6">
            <text:p>3</text:p>
          </table:table-cell>
          <table:table-cell office:value-type="string" table:style-name="ce7">
            <text:p>Nomor Induk Pegawai</text:p>
          </table:table-cell>
          <table:table-cell office:value-type="string" table:style-name="ce8">
            <text:p>Text Input</text:p>
          </table:table-cell>
          <table:table-cell office:value-type="string" table:style-name="ce11">
            <text:p>String</text:p>
          </table:table-cell>
          <table:table-cell office:value-type="string" table:style-name="ce9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7">
            <text:p>-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Yes</text:p>
          </table:table-cell>
          <table:table-cell office:value-type="float" office:value="1" table:style-name="ce8">
            <text:p>1</text:p>
          </table:table-cell>
          <table:table-cell office:value-type="float" office:value="50" table:style-name="ce8">
            <text:p>50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10">
            <text:p>catatan :</text:p>
            <text:p>1. mandatory check, jika input kosong maka tampilkan message AS-STT-ERR-001</text:p>
            <text:p>2. jika input bukan berupa angka masa tampilkan message AS-STT-ERR-003</text:p>
            <text:p>3. Jika panjang kolom lebih dari 15 karakter, maka tampilkan message AS-STT-ERR-011</text:p>
          </table:table-cell>
          <table:table-cell table:number-columns-repeated="16368" table:style-name="ce1"/>
        </table:table-row>
        <table:table-row table:style-name="ro6">
          <table:table-cell office:value-type="float" office:value="4" table:formula="of:=ROW()-2" table:style-name="ce6">
            <text:p>4</text:p>
          </table:table-cell>
          <table:table-cell office:value-type="string" table:style-name="ce7">
            <text:p>Jenis Kelamin</text:p>
          </table:table-cell>
          <table:table-cell office:value-type="string" table:style-name="ce8">
            <text:p>Radio Button</text:p>
          </table:table-cell>
          <table:table-cell office:value-type="string" table:style-name="ce8">
            <text:p>Radio Button</text:p>
          </table:table-cell>
          <table:table-cell office:value-type="string" table:style-name="ce9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7">
            <text:p>1. Laki-Laki</text:p>
            <text:p>2 Perempuan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10"/>
          <table:table-cell table:number-columns-repeated="16368" table:style-name="ce1"/>
        </table:table-row>
        <table:table-row table:style-name="ro7">
          <table:table-cell office:value-type="float" office:value="5" table:formula="of:=ROW()-2" table:style-name="ce12">
            <text:p>5</text:p>
          </table:table-cell>
          <table:table-cell office:value-type="string" table:style-name="ce13">
            <text:p>Tanggal Lahir</text:p>
          </table:table-cell>
          <table:table-cell office:value-type="string" table:style-name="ce12">
            <text:p>Text Input</text:p>
          </table:table-cell>
          <table:table-cell office:value-type="string" table:style-name="ce12">
            <text:p>Date Picker</text:p>
          </table:table-cell>
          <table:table-cell office:value-type="string" table:style-name="ce12">
            <text:p>Date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4"/>
          <table:table-cell table:number-columns-repeated="16368" table:style-name="ce1"/>
        </table:table-row>
        <table:table-row table:style-name="ro4">
          <table:table-cell office:value-type="float" office:value="6" table:formula="of:=ROW()-2" table:style-name="ce12">
            <text:p>6</text:p>
          </table:table-cell>
          <table:table-cell office:value-type="string" table:style-name="ce13">
            <text:p>Deskripsi Talent</text:p>
          </table:table-cell>
          <table:table-cell office:value-type="string" table:style-name="ce12">
            <text:p>Rich Text Area</text:p>
          </table:table-cell>
          <table:table-cell office:value-type="string" table:style-name="ce12">
            <text:p>Rich Text Area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float" office:value="1" table:style-name="ce12">
            <text:p>1</text:p>
          </table:table-cell>
          <table:table-cell office:value-type="float" office:value="4000" table:style-name="ce12">
            <text:p>40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jika panjang kolom melebihi 4000 karakter maka tampilkan message AS-STT-ERR-012</text:p>
          </table:table-cell>
          <table:table-cell table:number-columns-repeated="16368" table:style-name="ce1"/>
        </table:table-row>
        <table:table-row table:style-name="ro8">
          <table:table-cell office:value-type="float" office:value="7" table:formula="of:=ROW()-2" table:style-name="ce12">
            <text:p>7</text:p>
          </table:table-cell>
          <table:table-cell office:value-type="string" table:style-name="ce13">
            <text:p>Upload CV</text:p>
          </table:table-cell>
          <table:table-cell office:value-type="string" table:style-name="ce12">
            <text:p>File Upload</text:p>
          </table:table-cell>
          <table:table-cell office:value-type="string" table:style-name="ce12">
            <text:p>File Upload</text:p>
          </table:table-cell>
          <table:table-cell office:value-type="string" table:style-name="ce12">
            <text:p>File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10MB</text:p>
          </table:table-cell>
          <table:table-cell office:value-type="string" table:style-name="ce14">
            <text:p>Accept file:</text:p>
            <text:p>1. .pdf</text:p>
            <text:p>2. .docx</text:p>
            <text:p/>
            <text:p>catatan :</text:p>
            <text:p>1. mandatory check, jika input kosong maka tampilkan message AS-STT-ERR-001</text:p>
            <text:p>2. jika tipe file bukan berformat .docx/.pdf maka tampilkan message AS-STT-ERR-009</text:p>
            <text:p>3. jika ukuran file melebihi 10MB maka tampilkan message AS-STT-ERR-007</text:p>
          </table:table-cell>
          <table:table-cell table:number-columns-repeated="16368" table:style-name="ce1"/>
        </table:table-row>
        <table:table-row table:style-name="ro9">
          <table:table-cell office:value-type="float" office:value="8" table:formula="of:=ROW()-2" table:style-name="ce12">
            <text:p>8</text:p>
          </table:table-cell>
          <table:table-cell office:value-type="string" table:style-name="ce13">
            <text:p>Total Pengalaman</text:p>
          </table:table-cell>
          <table:table-cell office:value-type="string" table:style-name="ce12">
            <text:p>Text Input</text:p>
          </table:table-cell>
          <table:table-cell office:value-type="string" table:style-name="ce12">
            <text:p>Number</text:p>
          </table:table-cell>
          <table:table-cell office:value-type="string" table:style-name="ce12">
            <text:p>Number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Input berupa angka dengan format value tahun</text:p>
            <text:p>3. jika input bukan berupa angka maka tampilkan message AS-STT-ERR-005</text:p>
          </table:table-cell>
          <table:table-cell table:number-columns-repeated="16368" table:style-name="ce1"/>
        </table:table-row>
        <table:table-row table:style-name="ro10">
          <table:table-cell office:value-type="float" office:value="9" table:formula="of:=ROW()-2" table:style-name="ce12">
            <text:p>9</text:p>
          </table:table-cell>
          <table:table-cell office:value-type="string" table:style-name="ce13">
            <text:p>Level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1. Junior</text:p>
            <text:p>2. Middle</text:p>
            <text:p>3. Senior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Junior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</table:table-cell>
          <table:table-cell table:number-columns-repeated="16368" table:style-name="ce1"/>
        </table:table-row>
        <table:table-row table:style-name="ro4">
          <table:table-cell office:value-type="float" office:value="10" table:formula="of:=ROW()-2" table:style-name="ce12">
            <text:p>10</text:p>
          </table:table-cell>
          <table:table-cell office:value-type="string" table:style-name="ce13">
            <text:p>Posisi</text:p>
          </table:table-cell>
          <table:table-cell office:value-type="string" table:style-name="ce8">
            <text:p>Text Input</text:p>
          </table:table-cell>
          <table:table-cell office:value-type="string" table:style-name="ce12">
            <text:p>Auto Complete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jika jumlah posisi lebih dari 10 maka tampilkan message AS-STT-ERR-014</text:p>
          </table:table-cell>
          <table:table-cell table:number-columns-repeated="16368" table:style-name="ce1"/>
        </table:table-row>
        <table:table-row table:style-name="ro4">
          <table:table-cell office:value-type="float" office:value="11" table:formula="of:=ROW()-2" table:style-name="ce12">
            <text:p>11</text:p>
          </table:table-cell>
          <table:table-cell office:value-type="string" table:style-name="ce13">
            <text:p>Skill Set</text:p>
          </table:table-cell>
          <table:table-cell office:value-type="string" table:style-name="ce8">
            <text:p>Text Input</text:p>
          </table:table-cell>
          <table:table-cell office:value-type="string" table:style-name="ce12">
            <text:p>Auto Complete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" table:style-name="ce12">
            <text:p>1</text:p>
          </table:table-cell>
          <table:table-cell office:value-type="float" office:value="50" table:style-name="ce12">
            <text:p>50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jika jumlah Skillset lebih dari 50 maka tampilkan message AS-STT-ERR-015</text:p>
          </table:table-cell>
          <table:table-cell table:number-columns-repeated="16368" table:style-name="ce1"/>
        </table:table-row>
        <table:table-row table:style-name="ro5">
          <table:table-cell office:value-type="float" office:value="12" table:formula="of:=ROW()-2" table:style-name="ce12">
            <text:p>12</text:p>
          </table:table-cell>
          <table:table-cell office:value-type="string" table:style-name="ce13">
            <text:p>Email</text:p>
          </table:table-cell>
          <table:table-cell office:value-type="string" table:style-name="ce12">
            <text:p>Text Input</text:p>
          </table:table-cell>
          <table:table-cell office:value-type="string" table:style-name="ce12">
            <text:p>Email</text:p>
          </table:table-cell>
          <table:table-cell office:value-type="string" table:style-name="ce12">
            <text:p>Email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float" office:value="1" table:style-name="ce12">
            <text:p>1</text:p>
          </table:table-cell>
          <table:table-cell office:value-type="float" office:value="100" table:style-name="ce12">
            <text:p>1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jika input bukan berformat email maka tampilkan message AS-STT-ERR-002</text:p>
            <text:p>3. jika kolom email melebihi 100 karakter maka tampilkan message AS-STT-ERR-013</text:p>
          </table:table-cell>
          <table:table-cell table:number-columns-repeated="16368" table:style-name="ce1"/>
        </table:table-row>
        <table:table-row table:style-name="ro5">
          <table:table-cell office:value-type="float" office:value="13" table:formula="of:=ROW()-2" table:style-name="ce12">
            <text:p>13</text:p>
          </table:table-cell>
          <table:table-cell office:value-type="string" table:style-name="ce13">
            <text:p>No Handphone</text:p>
          </table:table-cell>
          <table:table-cell office:value-type="string" table:style-name="ce12">
            <text:p>Text Input</text:p>
          </table:table-cell>
          <table:table-cell office:value-type="string" table:style-name="ce12">
            <text:p>String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Yes</text:p>
          </table:table-cell>
          <table:table-cell office:value-type="float" office:value="1" table:style-name="ce12">
            <text:p>1</text:p>
          </table:table-cell>
          <table:table-cell office:value-type="float" office:value="13" table:style-name="ce12">
            <text:p>1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jika input bukan berupa angka maka tampilkan message AS-STT-ERR-004</text:p>
            <text:p>3. jika panjang kolom lebih dari 12 maka tampilkan message AS-STT-ERR-016</text:p>
          </table:table-cell>
          <table:table-cell table:number-columns-repeated="16368" table:style-name="ce1"/>
        </table:table-row>
        <table:table-row table:style-name="ro10">
          <table:table-cell office:value-type="float" office:value="14" table:formula="of:=ROW()-2" table:style-name="ce12">
            <text:p>14</text:p>
          </table:table-cell>
          <table:table-cell office:value-type="string" table:style-name="ce13">
            <text:p>Status Kepegawaian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1. Active</text:p>
            <text:p>2. Not Activ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Activ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</table:table-cell>
          <table:table-cell table:number-columns-repeated="16368" table:style-name="ce1"/>
        </table:table-row>
        <table:table-row table:style-name="ro10">
          <table:table-cell office:value-type="float" office:value="15" table:formula="of:=ROW()-2" table:style-name="ce12">
            <text:p>15</text:p>
          </table:table-cell>
          <table:table-cell office:value-type="string" table:style-name="ce13">
            <text:p>Ketersediaan Talent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Combo Box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1. Available</text:p>
            <text:p>2. Not Availabl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Available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</table:table-cell>
          <table:table-cell table:number-columns-repeated="16368"/>
        </table:table-row>
        <table:table-row table:style-name="ro9">
          <table:table-cell office:value-type="float" office:value="16" table:formula="of:=ROW()-2" table:style-name="ce12">
            <text:p>16</text:p>
          </table:table-cell>
          <table:table-cell office:value-type="string" table:style-name="ce13">
            <text:p>Biografi Video</text:p>
          </table:table-cell>
          <table:table-cell office:value-type="string" table:style-name="ce12">
            <text:p>Text Input</text:p>
          </table:table-cell>
          <table:table-cell office:value-type="string" table:style-name="ce12">
            <text:p>String</text:p>
          </table:table-cell>
          <table:table-cell office:value-type="string" table:style-name="ce12">
            <text:p>String</text:p>
          </table:table-cell>
          <table:table-cell office:value-type="string" table:style-name="ce9">
            <text:p>Left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Y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No</text:p>
          </table:table-cell>
          <table:table-cell office:value-type="float" office:value="1" table:style-name="ce12">
            <text:p>1</text:p>
          </table:table-cell>
          <table:table-cell office:value-type="float" office:value="255" table:style-name="ce12">
            <text:p>25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catatan :</text:p>
            <text:p>1. mandatory check, jika input kosong maka tampilkan message AS-STT-ERR-001</text:p>
            <text:p>2. Input berupa string dengan format URL</text:p>
            <text:p>3. jika panjang kolom melebihi 255 karakter maka tampilkan message AS-STT-ERR-017</text:p>
          </table:table-cell>
          <table:table-cell table:number-columns-repeated="16368"/>
        </table:table-row>
        <table:table-row table:style-name="ro7">
          <table:table-cell office:value-type="float" office:value="17" table:formula="of:=ROW()-2" table:style-name="ce12">
            <text:p>17</text:p>
          </table:table-cell>
          <table:table-cell office:value-type="string" table:style-name="ce13">
            <text:p>Batal</text:p>
          </table:table-cell>
          <table:table-cell office:value-type="string" table:style-name="ce12">
            <text:p>Butto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4"/>
          <table:table-cell table:number-columns-repeated="16368"/>
        </table:table-row>
        <table:table-row table:style-name="ro7">
          <table:table-cell office:value-type="float" office:value="18" table:formula="of:=ROW()-2" table:style-name="ce12">
            <text:p>18</text:p>
          </table:table-cell>
          <table:table-cell office:value-type="string" table:style-name="ce13">
            <text:p>Simpan</text:p>
          </table:table-cell>
          <table:table-cell office:value-type="string" table:style-name="ce12">
            <text:p>Butto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style-name="ce14"/>
          <table:table-cell table:number-columns-repeated="16368"/>
        </table:table-row>
        <table:table-row table:number-rows-repeated="3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 table:style-name="ce1"/>
        </table:table-row>
        <table:table-row table:number-rows-repeated="3" table:style-name="ro7">
          <table:table-cell table:style-name="ce15"/>
          <table:table-cell table:number-columns-repeated="4" table:style-name="ce18"/>
          <table:table-cell table:number-columns-repeated="9" table:style-name="ce16"/>
          <table:table-cell table:style-name="ce17"/>
          <table:table-cell table:number-columns-repeated="16369" table:style-name="ce1"/>
        </table:table-row>
        <table:table-row table:number-rows-repeated="6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 table:style-name="ce1"/>
        </table:table-row>
        <table:table-row table:number-rows-repeated="877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/>
        </table:table-row>
        <table:table-row table:number-rows-repeated="66" table:style-name="ro7">
          <table:table-cell table:style-name="ce19"/>
          <table:table-cell table:number-columns-repeated="13" table:style-name="ce1"/>
          <table:table-cell table:style-name="ce20"/>
          <table:table-cell table:number-columns-repeated="16369"/>
        </table:table-row>
        <table:table-row table:number-rows-repeated="1047601" table:style-name="ro11">
          <table:table-cell table:number-columns-repeated="16384"/>
        </table:table-row>
      </table:table>
      <table:table table:name="Eve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8" table:default-cell-style-name="ce1"/>
        <table:table-column table:style-name="co7" table:default-cell-style-name="ce1"/>
        <table:table-column table:style-name="co3" table:number-columns-repeated="100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1">
            <text:p>Event based on User Activity</text:p>
          </table:table-cell>
          <table:table-cell table:style-name="ce1"/>
          <table:table-cell table:number-columns-repeated="5" table:style-name="ce22"/>
          <table:table-cell table:number-columns-repeated="7" table:style-name="ce16"/>
          <table:table-cell table:style-name="ce17"/>
          <table:table-cell table:number-columns-repeated="16369"/>
        </table:table-row>
        <table:table-row table:style-name="ro12">
          <table:table-cell office:value-type="string" table:style-name="ce5">
            <text:p>Event</text:p>
            <text:p>Num</text:p>
          </table:table-cell>
          <table:table-cell office:value-type="string" table:style-name="ce5">
            <text:p>Activity</text:p>
          </table:table-cell>
          <table:table-cell office:value-type="string" table:style-name="ce5">
            <text:p>Activity Type</text:p>
          </table:table-cell>
          <table:table-cell office:value-type="string" table:number-columns-spanned="3" table:number-rows-spanned="1" table:style-name="ce24">
            <text:p>Next Event</text:p>
          </table:table-cell>
          <table:covered-table-cell table:number-columns-repeated="2"/>
          <table:table-cell office:value-type="string" table:style-name="ce5">
            <text:p>Need API</text:p>
          </table:table-cell>
          <table:table-cell office:value-type="string" table:number-columns-spanned="3" table:number-rows-spanned="1" table:style-name="ce24">
            <text:p>Notes</text:p>
          </table:table-cell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13">
          <table:table-cell office:value-type="float" office:value="1" table:formula="of:=ROW()-2" table:style-name="ce6">
            <text:p>1</text:p>
          </table:table-cell>
          <table:table-cell office:value-type="string" table:style-name="ce14">
            <text:p>Load Screen - Tambah Talent</text:p>
          </table:table-cell>
          <table:table-cell office:value-type="string" table:style-name="ce7">
            <text:p>Change Value</text:p>
          </table:table-cell>
          <table:table-cell office:value-type="string" table:number-columns-spanned="3" table:number-rows-spanned="1" table:style-name="ce26">
            <text:p>[1] Hit "API GET Search Data Master Level Talent"</text:p>
            <text:p>[2] Hit "API GET Search Data Master Status Kepegawaian"</text:p>
            <text:p>[3] Hit "API GET Search Data Master Skill Set"</text:p>
            <text:p>[4] Hit "API GET Search Data Master Posisi Talent"</text:p>
            <text:p>[5] Load Data Master</text:p>
          </table:table-cell>
          <table:covered-table-cell table:number-columns-repeated="2"/>
          <table:table-cell office:value-type="string" table:style-name="ce8">
            <text:p>Yes</text:p>
          </table:table-cell>
          <table:table-cell office:value-type="string" table:number-columns-spanned="3" table:number-rows-spanned="1" table:style-name="ce26">
            <text:p>Jika terjadi kesalahan saat Hit API maka tampilkan message AS-STT-ERR-018</text:p>
          </table:table-cell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13">
          <table:table-cell office:value-type="float" office:value="2" table:formula="of:=ROW()-2" table:style-name="ce6">
            <text:p>2</text:p>
          </table:table-cell>
          <table:table-cell office:value-type="string" table:style-name="ce14">
            <text:p>User klik "Talent's Photo"</text:p>
          </table:table-cell>
          <table:table-cell office:value-type="string" table:style-name="ce14">
            <text:p>Click Component</text:p>
          </table:table-cell>
          <table:table-cell office:value-type="string" table:number-columns-spanned="3" table:number-rows-spanned="1" table:style-name="ce26">
            <text:p>[1] Menampilkan popup upload image</text:p>
          </table:table-cell>
          <table:covered-table-cell table:number-columns-repeated="2"/>
          <table:table-cell office:value-type="string" table:style-name="ce11">
            <text:p>No</text:p>
          </table:table-cell>
          <table:table-cell table:number-columns-spanned="3" table:number-rows-spanned="1" table:style-name="ce44"/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13">
          <table:table-cell office:value-type="float" office:value="3" table:formula="of:=ROW()-2" table:style-name="ce6">
            <text:p>3</text:p>
          </table:table-cell>
          <table:table-cell office:value-type="string" table:style-name="ce14">
            <text:p>User klik "Upload CV"</text:p>
          </table:table-cell>
          <table:table-cell office:value-type="string" table:style-name="ce14">
            <text:p>Click Component</text:p>
          </table:table-cell>
          <table:table-cell office:value-type="string" table:number-columns-spanned="3" table:number-rows-spanned="1" table:style-name="ce26">
            <text:p>[1] Menampilkan popup upload dokumen</text:p>
          </table:table-cell>
          <table:covered-table-cell table:number-columns-repeated="2"/>
          <table:table-cell office:value-type="string" table:style-name="ce11">
            <text:p>No</text:p>
          </table:table-cell>
          <table:table-cell table:number-columns-spanned="3" table:number-rows-spanned="1" table:style-name="ce44"/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13">
          <table:table-cell office:value-type="float" office:value="4" table:formula="of:=ROW()-2" table:style-name="ce6">
            <text:p>4</text:p>
          </table:table-cell>
          <table:table-cell office:value-type="string" table:style-name="ce13">
            <text:p>User klik tombol "Batal"</text:p>
          </table:table-cell>
          <table:table-cell office:value-type="string" table:style-name="ce14">
            <text:p>Click Component</text:p>
          </table:table-cell>
          <table:table-cell office:value-type="string" table:number-columns-spanned="3" table:number-rows-spanned="1" table:style-name="ce26">
            <text:p>[1] Redirect ke Screen - Daftar Talent</text:p>
          </table:table-cell>
          <table:covered-table-cell table:number-columns-repeated="2"/>
          <table:table-cell office:value-type="string" table:style-name="ce11">
            <text:p>No</text:p>
          </table:table-cell>
          <table:table-cell office:value-type="string" table:number-columns-spanned="3" table:number-rows-spanned="1" table:style-name="ce26">
            <text:p>Tampilkan message AS-STT-CFM-001 sebelum redirect ke Screen - Daftar Talent</text:p>
          </table:table-cell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13">
          <table:table-cell office:value-type="float" office:value="5" table:formula="of:=ROW()-2" table:style-name="ce6">
            <text:p>5</text:p>
          </table:table-cell>
          <table:table-cell office:value-type="string" table:style-name="ce14">
            <text:p>User klik tombol "Simpan"</text:p>
          </table:table-cell>
          <table:table-cell office:value-type="string" table:style-name="ce7">
            <text:p>Change Value</text:p>
          </table:table-cell>
          <table:table-cell office:value-type="string" table:number-columns-spanned="3" table:number-rows-spanned="1" table:style-name="ce26">
            <text:p>[1] Hit "API POST Save Data Talent"</text:p>
            <text:p>[2] Menampilkan notifikasi sukses (Display Message A.13)</text:p>
            <text:p>[3] Redirect ke Screen - Daftar Talent</text:p>
            <text:p/>
            <text:p>Jika API [1] gagal:</text:p>
            <text:p>[2] Menampilkan notifikasi gagal (Display Message A.1 s/d A.12)</text:p>
            <text:p>[3] Tetap di Screen - Tambah Talent</text:p>
          </table:table-cell>
          <table:covered-table-cell table:number-columns-repeated="2"/>
          <table:table-cell office:value-type="string" table:style-name="ce12">
            <text:p>Yes</text:p>
          </table:table-cell>
          <table:table-cell office:value-type="string" table:number-columns-spanned="3" table:number-rows-spanned="1" table:style-name="ce26">
            <text:p>Jika sukses tampilkan message AS-STT-INF-001</text:p>
            <text:p>Jika gagal tampilkan message AS-STT-ERR-018</text:p>
          </table:table-cell>
          <table:covered-table-cell table:number-columns-repeated="2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/>
        </table:table-row>
        <table:table-row table:number-rows-repeated="6" table:style-name="ro7">
          <table:table-cell table:style-name="ce23"/>
          <table:table-cell table:number-columns-repeated="11" table:style-name="ce17"/>
          <table:table-cell table:number-columns-repeated="2" table:style-name="ce16"/>
          <table:table-cell table:style-name="ce17"/>
          <table:table-cell table:number-columns-repeated="16369"/>
        </table:table-row>
        <table:table-row table:number-rows-repeated="2" table:style-name="ro7">
          <table:table-cell table:style-name="ce15"/>
          <table:table-cell table:number-columns-repeated="8" table:style-name="ce16"/>
          <table:table-cell table:style-name="ce17"/>
          <table:table-cell table:number-columns-repeated="4" table:style-name="ce16"/>
          <table:table-cell table:style-name="ce17"/>
          <table:table-cell table:number-columns-repeated="16369"/>
        </table:table-row>
        <table:table-row table:style-name="ro7">
          <table:table-cell table:style-name="ce15"/>
          <table:table-cell table:number-columns-repeated="4" table:style-name="ce18"/>
          <table:table-cell table:number-columns-repeated="4" table:style-name="ce16"/>
          <table:table-cell table:style-name="ce17"/>
          <table:table-cell table:number-columns-repeated="4" table:style-name="ce16"/>
          <table:table-cell table:style-name="ce17"/>
          <table:table-cell table:number-columns-repeated="16369" table:style-name="ce1"/>
        </table:table-row>
        <table:table-row table:style-name="ro7">
          <table:table-cell table:style-name="ce15"/>
          <table:table-cell table:number-columns-repeated="4" table:style-name="ce18"/>
          <table:table-cell table:number-columns-repeated="9" table:style-name="ce16"/>
          <table:table-cell table:style-name="ce17"/>
          <table:table-cell table:number-columns-repeated="16369" table:style-name="ce1"/>
        </table:table-row>
        <table:table-row table:style-name="ro7">
          <table:table-cell table:style-name="ce15"/>
          <table:table-cell table:number-columns-repeated="4" table:style-name="ce18"/>
          <table:table-cell table:number-columns-repeated="11" table:style-name="ce16"/>
          <table:table-cell table:number-columns-repeated="16368"/>
        </table:table-row>
        <table:table-row table:style-name="ro7">
          <table:table-cell table:style-name="ce15"/>
          <table:table-cell table:number-columns-repeated="15" table:style-name="ce16"/>
          <table:table-cell table:number-columns-repeated="16368"/>
        </table:table-row>
        <table:table-row table:style-name="ro7">
          <table:table-cell table:style-name="ce15"/>
          <table:table-cell table:number-columns-repeated="11" table:style-name="ce16"/>
          <table:table-cell table:number-columns-repeated="4" table:style-name="ce17"/>
          <table:table-cell table:number-columns-repeated="16368"/>
        </table:table-row>
        <table:table-row table:number-rows-repeated="11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 table:style-name="ce1"/>
        </table:table-row>
        <table:table-row table:number-rows-repeated="870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/>
        </table:table-row>
        <table:table-row table:number-rows-repeated="66" table:style-name="ro7">
          <table:table-cell table:style-name="ce19"/>
          <table:table-cell table:number-columns-repeated="13" table:style-name="ce1"/>
          <table:table-cell table:style-name="ce20"/>
          <table:table-cell table:number-columns-repeated="16369"/>
        </table:table-row>
        <table:table-row table:number-rows-repeated="1047608" table:style-name="ro11">
          <table:table-cell table:number-columns-repeated="16384"/>
        </table:table-row>
      </table:table>
      <table:table table:name="AP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number-columns-repeated="4" table:default-cell-style-name="ce1"/>
        <table:table-column table:style-name="co7" table:default-cell-style-name="ce1"/>
        <table:table-column table:style-name="co3" table:number-columns-repeated="100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1">
            <text:p>API based on Event</text:p>
          </table:table-cell>
          <table:table-cell table:style-name="ce1"/>
          <table:table-cell table:number-columns-repeated="4" table:style-name="ce22"/>
          <table:table-cell table:number-columns-repeated="8" table:style-name="ce16"/>
          <table:table-cell table:style-name="ce17"/>
          <table:table-cell table:number-columns-repeated="16369"/>
        </table:table-row>
        <table:table-row table:style-name="ro2">
          <table:table-cell office:value-type="string" table:style-name="ce5">
            <text:p>API Num</text:p>
          </table:table-cell>
          <table:table-cell office:value-type="string" table:style-name="ce28">
            <text:p>Event Name</text:p>
          </table:table-cell>
          <table:table-cell office:value-type="string" table:number-columns-spanned="2" table:number-rows-spanned="1" table:style-name="ce29">
            <text:p>API</text:p>
          </table:table-cell>
          <table:covered-table-cell/>
          <table:table-cell office:value-type="string" table:number-columns-spanned="3" table:number-rows-spanned="1" table:style-name="ce24">
            <text:p>Description</text:p>
          </table:table-cell>
          <table:covered-table-cell table:number-columns-repeated="2"/>
          <table:table-cell office:value-type="string" table:number-columns-spanned="3" table:number-rows-spanned="1" table:style-name="ce24">
            <text:p>Notes</text:p>
          </table:table-cell>
          <table:covered-table-cell table:number-columns-repeated="2"/>
          <table:table-cell office:value-type="string" table:number-columns-spanned="2" table:number-rows-spanned="1" table:style-name="ce24">
            <text:p>Related Table</text:p>
          </table:table-cell>
          <table:covered-table-cell/>
          <table:table-cell table:style-name="ce16"/>
          <table:table-cell table:style-name="ce17"/>
          <table:table-cell table:number-columns-repeated="16370" table:style-name="ce1"/>
        </table:table-row>
        <table:table-row table:style-name="ro6">
          <table:table-cell office:value-type="float" office:value="1" table:formula="of:=ROW()-2" table:style-name="ce6">
            <text:p>1</text:p>
          </table:table-cell>
          <table:table-cell office:value-type="string" table:style-name="ce7">
            <text:p>API GET Search Data Master Level Talent</text:p>
          </table:table-cell>
          <table:table-cell office:value-type="string" table:number-columns-spanned="2" table:number-rows-spanned="1" table:style-name="ce26">
            <text:p>GET :</text:p>
            <text:p>/master-management/talent-level-option-lists</text:p>
          </table:table-cell>
          <table:covered-table-cell/>
          <table:table-cell office:value-type="string" table:number-columns-spanned="3" table:number-rows-spanned="1" table:style-name="ce26">
            <text:p>Mapping parameter :</text:p>
            <text:p>-</text:p>
            <text:p/>
            <text:p>Mapping response :</text:p>
            <text:p>{</text:p>
            <text:p>"talentLevelId": [Id Level Talent]</text:p>
            <text:p>"talentLevelName": [Nama Level Talent]</text:p>
            <text:p>}</text:p>
          </table:table-cell>
          <table:covered-table-cell table:number-columns-repeated="2"/>
          <table:table-cell office:value-type="string" table:number-columns-spanned="3" table:number-rows-spanned="1" table:style-name="ce26">
            <text:p>- Response berupa list of object</text:p>
          </table:table-cell>
          <table:covered-table-cell table:number-columns-repeated="2"/>
          <table:table-cell office:value-type="string" table:number-columns-spanned="2" table:number-rows-spanned="1" table:style-name="ce31">
            <text:p>1. talent_level</text:p>
          </table:table-cell>
          <table:covered-table-cell/>
          <table:table-cell table:style-name="ce1"/>
          <table:table-cell table:style-name="ce16"/>
          <table:table-cell table:style-name="ce17"/>
          <table:table-cell table:number-columns-repeated="16369"/>
        </table:table-row>
        <table:table-row table:style-name="ro6">
          <table:table-cell office:value-type="float" office:value="2" table:formula="of:=ROW()-2" table:style-name="ce6">
            <text:p>2</text:p>
          </table:table-cell>
          <table:table-cell office:value-type="string" table:style-name="ce14">
            <text:p>API GET Search Data Master Status Kepegawaian</text:p>
          </table:table-cell>
          <table:table-cell office:value-type="string" table:number-columns-spanned="2" table:number-rows-spanned="1" table:style-name="ce26">
            <text:p>GET :</text:p>
            <text:p>/master-management/employee-status-option-lists</text:p>
          </table:table-cell>
          <table:covered-table-cell/>
          <table:table-cell office:value-type="string" table:number-columns-spanned="3" table:number-rows-spanned="1" table:style-name="ce26">
            <text:p>Mapping parameter :</text:p>
            <text:p>-</text:p>
            <text:p/>
            <text:p>Mapping response :</text:p>
            <text:p>{</text:p>
            <text:p>"employeeStatusId": [Id Status Kepegawaian]</text:p>
            <text:p>"employeeStatusName": [Status Kepegawaian]</text:p>
            <text:p>}</text:p>
          </table:table-cell>
          <table:covered-table-cell table:number-columns-repeated="2"/>
          <table:table-cell office:value-type="string" table:number-columns-spanned="3" table:number-rows-spanned="1" table:style-name="ce26">
            <text:p>- Response berupa list of object</text:p>
          </table:table-cell>
          <table:covered-table-cell table:number-columns-repeated="2"/>
          <table:table-cell office:value-type="string" table:number-columns-spanned="2" table:number-rows-spanned="1" table:style-name="ce31">
            <text:p>1. employee_status</text:p>
          </table:table-cell>
          <table:covered-table-cell/>
          <table:table-cell table:number-columns-repeated="2" table:style-name="ce16"/>
          <table:table-cell table:style-name="ce17"/>
          <table:table-cell table:number-columns-repeated="16369"/>
        </table:table-row>
        <table:table-row table:style-name="ro6">
          <table:table-cell office:value-type="float" office:value="3" table:formula="of:=ROW()-2" table:style-name="ce6">
            <text:p>3</text:p>
          </table:table-cell>
          <table:table-cell office:value-type="string" table:style-name="ce14">
            <text:p>API GET Search Data Master Skill Set</text:p>
          </table:table-cell>
          <table:table-cell office:value-type="string" table:number-columns-spanned="2" table:number-rows-spanned="1" table:style-name="ce26">
            <text:p>GET :</text:p>
            <text:p>/master-management/skill-set-option-lists</text:p>
          </table:table-cell>
          <table:covered-table-cell/>
          <table:table-cell office:value-type="string" table:number-columns-spanned="3" table:number-rows-spanned="1" table:style-name="ce26">
            <text:p>Mapping parameter :</text:p>
            <text:p>-</text:p>
            <text:p/>
            <text:p>Mapping response :</text:p>
            <text:p>{</text:p>
            <text:p>"skillSetId": [Id Skill]</text:p>
            <text:p>"skillSetName": [Skill Name]</text:p>
            <text:p>}</text:p>
          </table:table-cell>
          <table:covered-table-cell table:number-columns-repeated="2"/>
          <table:table-cell office:value-type="string" table:number-columns-spanned="3" table:number-rows-spanned="1" table:style-name="ce26">
            <text:p>- Response berupa list of object</text:p>
          </table:table-cell>
          <table:covered-table-cell table:number-columns-repeated="2"/>
          <table:table-cell office:value-type="string" table:number-columns-spanned="2" table:number-rows-spanned="1" table:style-name="ce31">
            <text:p>1. skillset</text:p>
          </table:table-cell>
          <table:covered-table-cell/>
          <table:table-cell table:number-columns-repeated="2" table:style-name="ce16"/>
          <table:table-cell table:style-name="ce17"/>
          <table:table-cell table:number-columns-repeated="16369"/>
        </table:table-row>
        <table:table-row table:style-name="ro6">
          <table:table-cell office:value-type="float" office:value="4" table:formula="of:=ROW()-2" table:style-name="ce6">
            <text:p>4</text:p>
          </table:table-cell>
          <table:table-cell office:value-type="string" table:style-name="ce14">
            <text:p>API GET Search Data Master Posisi Talent</text:p>
          </table:table-cell>
          <table:table-cell office:value-type="string" table:number-columns-spanned="2" table:number-rows-spanned="1" table:style-name="ce26">
            <text:p>GET :</text:p>
            <text:p>/master-management/talent-position-option-lists</text:p>
          </table:table-cell>
          <table:covered-table-cell/>
          <table:table-cell office:value-type="string" table:number-columns-spanned="3" table:number-rows-spanned="1" table:style-name="ce26">
            <text:p>Mapping parameter :</text:p>
            <text:p>-</text:p>
            <text:p/>
            <text:p>Mapping response :</text:p>
            <text:p>{</text:p>
            <text:p>"positionId": [Id Posisi Talent]</text:p>
            <text:p>"positionName": [Nama Posisi Talent]</text:p>
            <text:p>}</text:p>
          </table:table-cell>
          <table:covered-table-cell table:number-columns-repeated="2"/>
          <table:table-cell office:value-type="string" table:number-columns-spanned="3" table:number-rows-spanned="1" table:style-name="ce26">
            <text:p>Response berupa list of object</text:p>
          </table:table-cell>
          <table:covered-table-cell table:number-columns-repeated="2"/>
          <table:table-cell office:value-type="string" table:number-columns-spanned="2" table:number-rows-spanned="1" table:style-name="ce31">
            <text:p>1. position</text:p>
          </table:table-cell>
          <table:covered-table-cell/>
          <table:table-cell table:number-columns-repeated="2" table:style-name="ce16"/>
          <table:table-cell table:style-name="ce17"/>
          <table:table-cell table:number-columns-repeated="16369"/>
        </table:table-row>
        <table:table-row table:style-name="ro14">
          <table:table-cell office:value-type="float" office:value="5" table:formula="of:=ROW()-2" table:style-name="ce6">
            <text:p>5</text:p>
          </table:table-cell>
          <table:table-cell office:value-type="string" table:style-name="ce14">
            <text:p>API POST Save Data Talent</text:p>
          </table:table-cell>
          <table:table-cell office:value-type="string" table:number-columns-spanned="2" table:number-rows-spanned="1" table:style-name="ce26">
            <text:p>POST :</text:p>
            <text:p>/talent-management/talents</text:p>
          </table:table-cell>
          <table:covered-table-cell/>
          <table:table-cell office:value-type="string" table:number-columns-spanned="3" table:number-rows-spanned="1" table:style-name="ce26">
            <text:p>Mapping parameter :</text:p>
            <text:p>{</text:p>
            <text:p>"talentPhoto": [Foto talent]</text:p>
            <text:p>"talentName": [Nama Talent]</text:p>
            <text:p>"talentStatusId": [Id Status Talent]</text:p>
            <text:p>"nip": [Nomor induk pegawai]</text:p>
            <text:p>"sex": [Jenis kelamin]</text:p>
            <text:p>"dob": [Tanggal lahir]</text:p>
            <text:p>"talentDescription": [Deskripsi talent]</text:p>
            <text:p>"cv": [CV Talent]</text:p>
            <text:p>"talentExperience": [Total Pengalaman Kerja Talent]</text:p>
            <text:p>"talentLevelId": [Id Level Talent]</text:p>
            <text:p>"projectCompleted": [Total project yang telah diselesaikan oleh talent]</text:p>
            <text:p>"position": [</text:p>
            <text:p>{</text:p>
            <text:p>"positionId": [Id Posisi Talent]</text:p>
            <text:p>}</text:p>
            <text:p>]</text:p>
            <text:p>"skillSet": [</text:p>
            <text:p>{</text:p>
            <text:p>"skillId": [Id Skill]</text:p>
            <text:p>}</text:p>
            <text:p>]</text:p>
            <text:p>"email": [Email talent]</text:p>
            <text:p>"cellphone": [Nomor HP talent]</text:p>
            <text:p>"employeeStatusId": [Id Status Kepegawaian Talent]</text:p>
            <text:p>"talentAvailability": [Availability Talent]</text:p>
            <text:p>"videoUrl": [Url video biografi talent]</text:p>
            <text:p>}</text:p>
            <text:p/>
            <text:p>Mapping response :</text:p>
            <text:p>?</text:p>
          </table:table-cell>
          <table:covered-table-cell table:number-columns-repeated="2"/>
          <table:table-cell office:value-type="string" table:number-columns-spanned="3" table:number-rows-spanned="1" table:style-name="ce26">
            <text:p>- Kolom is_active di table talent otomatis diisi dengan<text:s/><text:span text:style-name="T2">true</text:span><text:span text:style-name="T2"/></text:p>
            <text:p>- Insert ke table<text:s/><text:span text:style-name="T2">talent_cv_counter<text:s/></text:span>dan<text:s/><text:span text:style-name="T2">talent_profile_counter<text:s/></text:span>dengan value default counter = 0</text:p>
            <text:p>- Foto dan CV yang disimpan ke database cukup nama file saja</text:p>
            <text:p>- Format penamaan file ketika disimpan ke database (foto &amp; cv):</text:p>
            <text:p>*Nama Talent_Pengalaman_Level_Timestamp</text:p>
            <text:p/>
            <text:p>- Ekstensi foto yang boleh hanya .jpg/.jpeg/.png</text:p>
            <text:p>- Ekstensi cv yang boleh hanya .pdf/.docx</text:p>
            <text:p/>
            <text:p>DB v.2.0</text:p>
            <text:p>- Insert ke table talent_metadta dengan value default profile_counter = 0 &amp; cv_counter = 0</text:p>
          </table:table-cell>
          <table:covered-table-cell table:number-columns-repeated="2"/>
          <table:table-cell office:value-type="string" table:number-columns-spanned="2" table:number-rows-spanned="1" table:style-name="ce31">
            <text:p>1. talent</text:p>
            <text:p>2. talent_skillset</text:p>
            <text:p>3. talent_position</text:p>
            <text:p>4. talent_cv_counter</text:p>
            <text:p>5. talent_profile_counter</text:p>
            <text:p/>
            <text:p>DB v.2.0</text:p>
            <text:p>4-5. talent_metadata</text:p>
          </table:table-cell>
          <table:covered-table-cell/>
          <table:table-cell table:number-columns-repeated="2" table:style-name="ce16"/>
          <table:table-cell table:style-name="ce17"/>
          <table:table-cell table:number-columns-repeated="16369"/>
        </table:table-row>
        <table:table-row table:style-name="ro7">
          <table:table-cell table:number-columns-repeated="12" table:style-name="ce1"/>
          <table:table-cell table:number-columns-repeated="2" table:style-name="ce16"/>
          <table:table-cell table:style-name="ce17"/>
          <table:table-cell table:number-columns-repeated="16369"/>
        </table:table-row>
        <table:table-row table:number-rows-repeated="5" table:style-name="ro7">
          <table:table-cell table:style-name="ce23"/>
          <table:table-cell table:number-columns-repeated="11" table:style-name="ce17"/>
          <table:table-cell table:number-columns-repeated="2" table:style-name="ce16"/>
          <table:table-cell table:style-name="ce17"/>
          <table:table-cell table:number-columns-repeated="16369"/>
        </table:table-row>
        <table:table-row table:number-rows-repeated="2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/>
        </table:table-row>
        <table:table-row table:number-rows-repeated="3" table:style-name="ro7">
          <table:table-cell table:style-name="ce15"/>
          <table:table-cell table:number-columns-repeated="4" table:style-name="ce18"/>
          <table:table-cell table:number-columns-repeated="9" table:style-name="ce16"/>
          <table:table-cell table:style-name="ce17"/>
          <table:table-cell table:number-columns-repeated="16369"/>
        </table:table-row>
        <table:table-row table:number-rows-repeated="883" table:style-name="ro7">
          <table:table-cell table:style-name="ce15"/>
          <table:table-cell table:number-columns-repeated="13" table:style-name="ce16"/>
          <table:table-cell table:style-name="ce17"/>
          <table:table-cell table:number-columns-repeated="16369"/>
        </table:table-row>
        <table:table-row table:number-rows-repeated="66" table:style-name="ro7">
          <table:table-cell table:style-name="ce19"/>
          <table:table-cell table:number-columns-repeated="13" table:style-name="ce1"/>
          <table:table-cell table:style-name="ce20"/>
          <table:table-cell table:number-columns-repeated="16369"/>
        </table:table-row>
        <table:table-row table:number-rows-repeated="1047609" table:style-name="ro11">
          <table:table-cell table:number-columns-repeated="16384"/>
        </table:table-row>
      </table:table>
      <table:table table:name="Display_Message" table:style-name="ta1">
        <table:table-column table:style-name="co1" table:default-cell-style-name="ce1"/>
        <table:table-column table:style-name="co7" table:number-columns-repeated="2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3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33">
            <text:p>No</text:p>
          </table:table-cell>
          <table:table-cell office:value-type="string" table:style-name="ce33">
            <text:p>Event</text:p>
          </table:table-cell>
          <table:table-cell office:value-type="string" table:style-name="ce33">
            <text:p>Cause</text:p>
          </table:table-cell>
          <table:table-cell office:value-type="string" table:style-name="ce33">
            <text:p>Type</text:p>
          </table:table-cell>
          <table:table-cell office:value-type="string" table:style-name="ce33">
            <text:p>Msg ID</text:p>
          </table:table-cell>
          <table:table-cell office:value-type="string" table:style-name="ce33">
            <text:p>Display Message</text:p>
          </table:table-cell>
          <table:table-cell office:value-type="string" table:style-name="ce33">
            <text:p>User Action</text:p>
          </table:table-cell>
          <table:table-cell table:number-columns-repeated="19" table:style-name="ce17"/>
          <table:table-cell table:number-columns-repeated="16358"/>
        </table:table-row>
        <table:table-row table:style-name="ro1">
          <table:table-cell office:value-type="string" table:style-name="ce34">
            <text:p>A.</text:p>
          </table:table-cell>
          <table:table-cell office:value-type="string" table:style-name="ce35">
            <text:p>Add Operation</text:p>
          </table:table-cell>
          <table:table-cell table:number-columns-repeated="5" table:style-name="ce36"/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1" table:formula="of:=ROW()-2" table:style-name="ce11">
            <text:p>1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Kolom belum terisi</text:p>
          </table:table-cell>
          <table:table-cell office:value-type="string" table:style-name="ce11">
            <text:p>Error</text:p>
          </table:table-cell>
          <table:table-cell office:value-type="string" office:string-value="AS-STT-ERR-001" table:formula="of:=IF([.D3]=&quot;Error&quot;; &quot;AS-STT-ERR-&quot; &amp; TEXT(SUMPRODUCT(--([.$D$3:.D3]=&quot;Error&quot;)); &quot;000&quot;);   IF([.D3]=&quot;Success&quot;; &quot;AS-STT-SCS-&quot; &amp; TEXT(SUMPRODUCT(--([.$D$3:.D3]=&quot;Success&quot;)); &quot;000&quot;);   IF([.D3]=&quot;Info&quot;; &quot;AS-STT-INF-&quot; &amp; TEXT(SUMPRODUCT(--([.$D$3:.D3]=&quot;Info&quot;)); &quot;000&quot;);   IF([.D3]=&quot;Confirm&quot;; &quot;AS-STT-CFM-&quot; &amp; TEXT(SUMPRODUCT(--([.$D$3:.D3]=&quot;Confirm&quot;)); &quot;000&quot;); &quot;&quot;))))" table:style-name="ce13">
            <text:p>AS-STT-ERR-001</text:p>
          </table:table-cell>
          <table:table-cell office:value-type="string" table:style-name="ce14">
            <text:p>Kolom {kolom} tidak boleh kosong</text:p>
          </table:table-cell>
          <table:table-cell office:value-type="string" table:style-name="ce14">
            <text:p>Isi semua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2" table:formula="of:=ROW()-2" table:style-name="ce11">
            <text:p>2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kolom "Email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2" table:formula="of:=IF([.D4]=&quot;Error&quot;; &quot;AS-STT-ERR-&quot; &amp; TEXT(SUMPRODUCT(--([.$D$3:.D4]=&quot;Error&quot;)); &quot;000&quot;);   IF([.D4]=&quot;Success&quot;; &quot;AS-STT-SCS-&quot; &amp; TEXT(SUMPRODUCT(--([.$D$3:.D4]=&quot;Success&quot;)); &quot;000&quot;);   IF([.D4]=&quot;Info&quot;; &quot;AS-STT-INF-&quot; &amp; TEXT(SUMPRODUCT(--([.$D$3:.D4]=&quot;Info&quot;)); &quot;000&quot;);   IF([.D4]=&quot;Confirm&quot;; &quot;AS-STT-CFM-&quot; &amp; TEXT(SUMPRODUCT(--([.$D$3:.D4]=&quot;Confirm&quot;)); &quot;000&quot;); &quot;&quot;))))" table:style-name="ce13">
            <text:p>AS-STT-ERR-002</text:p>
          </table:table-cell>
          <table:table-cell office:value-type="string" table:style-name="ce14">
            <text:p>Format kolom {kolom} tidak sesuai</text:p>
          </table:table-cell>
          <table:table-cell office:value-type="string" table:style-name="ce14">
            <text:p>Memperbaiki input kolom email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3" table:formula="of:=ROW()-2" table:style-name="ce11">
            <text:p>3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kolom "No Induk Pegawai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3" table:formula="of:=IF([.D5]=&quot;Error&quot;; &quot;AS-STT-ERR-&quot; &amp; TEXT(SUMPRODUCT(--([.$D$3:.D5]=&quot;Error&quot;)); &quot;000&quot;);   IF([.D5]=&quot;Success&quot;; &quot;AS-STT-SCS-&quot; &amp; TEXT(SUMPRODUCT(--([.$D$3:.D5]=&quot;Success&quot;)); &quot;000&quot;);   IF([.D5]=&quot;Info&quot;; &quot;AS-STT-INF-&quot; &amp; TEXT(SUMPRODUCT(--([.$D$3:.D5]=&quot;Info&quot;)); &quot;000&quot;);   IF([.D5]=&quot;Confirm&quot;; &quot;AS-STT-CFM-&quot; &amp; TEXT(SUMPRODUCT(--([.$D$3:.D5]=&quot;Confirm&quot;)); &quot;000&quot;); &quot;&quot;))))" table:style-name="ce13">
            <text:p>AS-STT-ERR-003</text:p>
          </table:table-cell>
          <table:table-cell office:value-type="string" table:style-name="ce14">
            <text:p>Format kolom {kolom} harus berupa angka</text:p>
          </table:table-cell>
          <table:table-cell office:value-type="string" table:style-name="ce14">
            <text:p>Memperbaiki input kolom no induk pegawai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4" table:formula="of:=ROW()-2" table:style-name="ce11">
            <text:p>4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kolom "No Handphone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4" table:formula="of:=IF([.D6]=&quot;Error&quot;; &quot;AS-STT-ERR-&quot; &amp; TEXT(SUMPRODUCT(--([.$D$3:.D6]=&quot;Error&quot;)); &quot;000&quot;);   IF([.D6]=&quot;Success&quot;; &quot;AS-STT-SCS-&quot; &amp; TEXT(SUMPRODUCT(--([.$D$3:.D6]=&quot;Success&quot;)); &quot;000&quot;);   IF([.D6]=&quot;Info&quot;; &quot;AS-STT-INF-&quot; &amp; TEXT(SUMPRODUCT(--([.$D$3:.D6]=&quot;Info&quot;)); &quot;000&quot;);   IF([.D6]=&quot;Confirm&quot;; &quot;AS-STT-CFM-&quot; &amp; TEXT(SUMPRODUCT(--([.$D$3:.D6]=&quot;Confirm&quot;)); &quot;000&quot;); &quot;&quot;))))" table:style-name="ce13">
            <text:p>AS-STT-ERR-004</text:p>
          </table:table-cell>
          <table:table-cell office:value-type="string" table:style-name="ce14">
            <text:p>Format kolom {kolom} harus berupa angka</text:p>
          </table:table-cell>
          <table:table-cell office:value-type="string" table:style-name="ce14">
            <text:p>Memperbaiki input kolom no handphone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5" table:formula="of:=ROW()-2" table:style-name="ce11">
            <text:p>5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kolom "Pengalaman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5" table:formula="of:=IF([.D7]=&quot;Error&quot;; &quot;AS-STT-ERR-&quot; &amp; TEXT(SUMPRODUCT(--([.$D$3:.D7]=&quot;Error&quot;)); &quot;000&quot;);   IF([.D7]=&quot;Success&quot;; &quot;AS-STT-SCS-&quot; &amp; TEXT(SUMPRODUCT(--([.$D$3:.D7]=&quot;Success&quot;)); &quot;000&quot;);   IF([.D7]=&quot;Info&quot;; &quot;AS-STT-INF-&quot; &amp; TEXT(SUMPRODUCT(--([.$D$3:.D7]=&quot;Info&quot;)); &quot;000&quot;);   IF([.D7]=&quot;Confirm&quot;; &quot;AS-STT-CFM-&quot; &amp; TEXT(SUMPRODUCT(--([.$D$3:.D7]=&quot;Confirm&quot;)); &quot;000&quot;); &quot;&quot;))))" table:style-name="ce13">
            <text:p>AS-STT-ERR-005</text:p>
          </table:table-cell>
          <table:table-cell office:value-type="string" table:style-name="ce14">
            <text:p>Format kolom {kolom} harus berupa angka</text:p>
          </table:table-cell>
          <table:table-cell office:value-type="string" table:style-name="ce14">
            <text:p>Memperbaiki input kolom pengalaman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6" table:formula="of:=ROW()-2" table:style-name="ce11">
            <text:p>6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Ukuran file foto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6" table:formula="of:=IF([.D8]=&quot;Error&quot;; &quot;AS-STT-ERR-&quot; &amp; TEXT(SUMPRODUCT(--([.$D$3:.D8]=&quot;Error&quot;)); &quot;000&quot;);   IF([.D8]=&quot;Success&quot;; &quot;AS-STT-SCS-&quot; &amp; TEXT(SUMPRODUCT(--([.$D$3:.D8]=&quot;Success&quot;)); &quot;000&quot;);   IF([.D8]=&quot;Info&quot;; &quot;AS-STT-INF-&quot; &amp; TEXT(SUMPRODUCT(--([.$D$3:.D8]=&quot;Info&quot;)); &quot;000&quot;);   IF([.D8]=&quot;Confirm&quot;; &quot;AS-STT-CFM-&quot; &amp; TEXT(SUMPRODUCT(--([.$D$3:.D8]=&quot;Confirm&quot;)); &quot;000&quot;); &quot;&quot;))))" table:style-name="ce13">
            <text:p>AS-STT-ERR-006</text:p>
          </table:table-cell>
          <table:table-cell office:value-type="string" table:style-name="ce14">
            <text:p>Ukuran foto maksimal 2MB</text:p>
          </table:table-cell>
          <table:table-cell office:value-type="string" table:style-name="ce14">
            <text:p>Mengganti foto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7" table:formula="of:=ROW()-2" table:style-name="ce11">
            <text:p>7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Ukuran file cv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7" table:formula="of:=IF([.D9]=&quot;Error&quot;; &quot;AS-STT-ERR-&quot; &amp; TEXT(SUMPRODUCT(--([.$D$3:.D9]=&quot;Error&quot;)); &quot;000&quot;);   IF([.D9]=&quot;Success&quot;; &quot;AS-STT-SCS-&quot; &amp; TEXT(SUMPRODUCT(--([.$D$3:.D9]=&quot;Success&quot;)); &quot;000&quot;);   IF([.D9]=&quot;Info&quot;; &quot;AS-STT-INF-&quot; &amp; TEXT(SUMPRODUCT(--([.$D$3:.D9]=&quot;Info&quot;)); &quot;000&quot;);   IF([.D9]=&quot;Confirm&quot;; &quot;AS-STT-CFM-&quot; &amp; TEXT(SUMPRODUCT(--([.$D$3:.D9]=&quot;Confirm&quot;)); &quot;000&quot;); &quot;&quot;))))" table:style-name="ce13">
            <text:p>AS-STT-ERR-007</text:p>
          </table:table-cell>
          <table:table-cell office:value-type="string" table:style-name="ce14">
            <text:p>Ukuran foto maksimal 10MB</text:p>
          </table:table-cell>
          <table:table-cell office:value-type="string" table:style-name="ce14">
            <text:p>Mengganti cv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8" table:formula="of:=ROW()-2" table:style-name="ce11">
            <text:p>8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file foto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8" table:formula="of:=IF([.D10]=&quot;Error&quot;; &quot;AS-STT-ERR-&quot; &amp; TEXT(SUMPRODUCT(--([.$D$3:.D10]=&quot;Error&quot;)); &quot;000&quot;);   IF([.D10]=&quot;Success&quot;; &quot;AS-STT-SCS-&quot; &amp; TEXT(SUMPRODUCT(--([.$D$3:.D10]=&quot;Success&quot;)); &quot;000&quot;);   IF([.D10]=&quot;Info&quot;; &quot;AS-STT-INF-&quot; &amp; TEXT(SUMPRODUCT(--([.$D$3:.D10]=&quot;Info&quot;)); &quot;000&quot;);   IF([.D10]=&quot;Confirm&quot;; &quot;AS-STT-CFM-&quot; &amp; TEXT(SUMPRODUCT(--([.$D$3:.D10]=&quot;Confirm&quot;)); &quot;000&quot;); &quot;&quot;))))" table:style-name="ce13">
            <text:p>AS-STT-ERR-008</text:p>
          </table:table-cell>
          <table:table-cell office:value-type="string" table:style-name="ce14">
            <text:p>Format file harus berupa .jpg/.jpeg/.png</text:p>
          </table:table-cell>
          <table:table-cell office:value-type="string" table:style-name="ce14">
            <text:p>Mengganti foto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9" table:formula="of:=ROW()-2" table:style-name="ce11">
            <text:p>9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Format file cv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09" table:formula="of:=IF([.D11]=&quot;Error&quot;; &quot;AS-STT-ERR-&quot; &amp; TEXT(SUMPRODUCT(--([.$D$3:.D11]=&quot;Error&quot;)); &quot;000&quot;);   IF([.D11]=&quot;Success&quot;; &quot;AS-STT-SCS-&quot; &amp; TEXT(SUMPRODUCT(--([.$D$3:.D11]=&quot;Success&quot;)); &quot;000&quot;);   IF([.D11]=&quot;Info&quot;; &quot;AS-STT-INF-&quot; &amp; TEXT(SUMPRODUCT(--([.$D$3:.D11]=&quot;Info&quot;)); &quot;000&quot;);   IF([.D11]=&quot;Confirm&quot;; &quot;AS-STT-CFM-&quot; &amp; TEXT(SUMPRODUCT(--([.$D$3:.D11]=&quot;Confirm&quot;)); &quot;000&quot;); &quot;&quot;))))" table:style-name="ce13">
            <text:p>AS-STT-ERR-009</text:p>
          </table:table-cell>
          <table:table-cell office:value-type="string" table:style-name="ce14">
            <text:p>Format file harus berupa .docx/.pdf</text:p>
          </table:table-cell>
          <table:table-cell office:value-type="string" table:style-name="ce14">
            <text:p>Mengganti cv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0" table:formula="of:=ROW()-2" table:style-name="ce11">
            <text:p>10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Nama Talent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0" table:formula="of:=IF([.D12]=&quot;Error&quot;; &quot;AS-STT-ERR-&quot; &amp; TEXT(SUMPRODUCT(--([.$D$3:.D12]=&quot;Error&quot;)); &quot;000&quot;);   IF([.D12]=&quot;Success&quot;; &quot;AS-STT-SCS-&quot; &amp; TEXT(SUMPRODUCT(--([.$D$3:.D12]=&quot;Success&quot;)); &quot;000&quot;);   IF([.D12]=&quot;Info&quot;; &quot;AS-STT-INF-&quot; &amp; TEXT(SUMPRODUCT(--([.$D$3:.D12]=&quot;Info&quot;)); &quot;000&quot;);   IF([.D12]=&quot;Confirm&quot;; &quot;AS-STT-CFM-&quot; &amp; TEXT(SUMPRODUCT(--([.$D$3:.D12]=&quot;Confirm&quot;)); &quot;000&quot;); &quot;&quot;))))" table:style-name="ce13">
            <text:p>AS-STT-ERR-010</text:p>
          </table:table-cell>
          <table:table-cell office:value-type="string" table:style-name="ce14">
            <text:p>Panjang kolom {kolom} tidak boleh lebih dari 255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1" table:formula="of:=ROW()-2" table:style-name="ce11">
            <text:p>11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No Induk Pegawai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1" table:formula="of:=IF([.D13]=&quot;Error&quot;; &quot;AS-STT-ERR-&quot; &amp; TEXT(SUMPRODUCT(--([.$D$3:.D13]=&quot;Error&quot;)); &quot;000&quot;);   IF([.D13]=&quot;Success&quot;; &quot;AS-STT-SCS-&quot; &amp; TEXT(SUMPRODUCT(--([.$D$3:.D13]=&quot;Success&quot;)); &quot;000&quot;);   IF([.D13]=&quot;Info&quot;; &quot;AS-STT-INF-&quot; &amp; TEXT(SUMPRODUCT(--([.$D$3:.D13]=&quot;Info&quot;)); &quot;000&quot;);   IF([.D13]=&quot;Confirm&quot;; &quot;AS-STT-CFM-&quot; &amp; TEXT(SUMPRODUCT(--([.$D$3:.D13]=&quot;Confirm&quot;)); &quot;000&quot;); &quot;&quot;))))" table:style-name="ce13">
            <text:p>AS-STT-ERR-011</text:p>
          </table:table-cell>
          <table:table-cell office:value-type="string" table:style-name="ce14">
            <text:p>Panjang kolom {kolom} tidak boleh lebih dari 15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2" table:formula="of:=ROW()-2" table:style-name="ce11">
            <text:p>12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Deskripsi Talent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2" table:formula="of:=IF([.D14]=&quot;Error&quot;; &quot;AS-STT-ERR-&quot; &amp; TEXT(SUMPRODUCT(--([.$D$3:.D14]=&quot;Error&quot;)); &quot;000&quot;);   IF([.D14]=&quot;Success&quot;; &quot;AS-STT-SCS-&quot; &amp; TEXT(SUMPRODUCT(--([.$D$3:.D14]=&quot;Success&quot;)); &quot;000&quot;);   IF([.D14]=&quot;Info&quot;; &quot;AS-STT-INF-&quot; &amp; TEXT(SUMPRODUCT(--([.$D$3:.D14]=&quot;Info&quot;)); &quot;000&quot;);   IF([.D14]=&quot;Confirm&quot;; &quot;AS-STT-CFM-&quot; &amp; TEXT(SUMPRODUCT(--([.$D$3:.D14]=&quot;Confirm&quot;)); &quot;000&quot;); &quot;&quot;))))" table:style-name="ce13">
            <text:p>AS-STT-ERR-012</text:p>
          </table:table-cell>
          <table:table-cell office:value-type="string" table:style-name="ce14">
            <text:p>Panjang kolom {kolom} tidak boleh lebih dari 4000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3" table:formula="of:=ROW()-2" table:style-name="ce11">
            <text:p>13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Email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3" table:formula="of:=IF([.D15]=&quot;Error&quot;; &quot;AS-STT-ERR-&quot; &amp; TEXT(SUMPRODUCT(--([.$D$3:.D15]=&quot;Error&quot;)); &quot;000&quot;);   IF([.D15]=&quot;Success&quot;; &quot;AS-STT-SCS-&quot; &amp; TEXT(SUMPRODUCT(--([.$D$3:.D15]=&quot;Success&quot;)); &quot;000&quot;);   IF([.D15]=&quot;Info&quot;; &quot;AS-STT-INF-&quot; &amp; TEXT(SUMPRODUCT(--([.$D$3:.D15]=&quot;Info&quot;)); &quot;000&quot;);   IF([.D15]=&quot;Confirm&quot;; &quot;AS-STT-CFM-&quot; &amp; TEXT(SUMPRODUCT(--([.$D$3:.D15]=&quot;Confirm&quot;)); &quot;000&quot;); &quot;&quot;))))" table:style-name="ce13">
            <text:p>AS-STT-ERR-013</text:p>
          </table:table-cell>
          <table:table-cell office:value-type="string" table:style-name="ce14">
            <text:p>Panjang kolom {kolom} tidak boleh lebih dari 100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14" table:formula="of:=ROW()-2" table:style-name="ce11">
            <text:p>14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Jumlah Posisi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4" table:formula="of:=IF([.D16]=&quot;Error&quot;; &quot;AS-STT-ERR-&quot; &amp; TEXT(SUMPRODUCT(--([.$D$3:.D16]=&quot;Error&quot;)); &quot;000&quot;);   IF([.D16]=&quot;Success&quot;; &quot;AS-STT-SCS-&quot; &amp; TEXT(SUMPRODUCT(--([.$D$3:.D16]=&quot;Success&quot;)); &quot;000&quot;);   IF([.D16]=&quot;Info&quot;; &quot;AS-STT-INF-&quot; &amp; TEXT(SUMPRODUCT(--([.$D$3:.D16]=&quot;Info&quot;)); &quot;000&quot;);   IF([.D16]=&quot;Confirm&quot;; &quot;AS-STT-CFM-&quot; &amp; TEXT(SUMPRODUCT(--([.$D$3:.D16]=&quot;Confirm&quot;)); &quot;000&quot;); &quot;&quot;))))" table:style-name="ce13">
            <text:p>AS-STT-ERR-014</text:p>
          </table:table-cell>
          <table:table-cell office:value-type="string" table:style-name="ce14">
            <text:p>Jumlah Posisi tidak boleh lebih dari 10</text:p>
          </table:table-cell>
          <table:table-cell office:value-type="string" table:style-name="ce14">
            <text:p>Menyesuaikan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5" table:formula="of:=ROW()-2" table:style-name="ce11">
            <text:p>15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Jumlah Skillset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5" table:formula="of:=IF([.D17]=&quot;Error&quot;; &quot;AS-STT-ERR-&quot; &amp; TEXT(SUMPRODUCT(--([.$D$3:.D17]=&quot;Error&quot;)); &quot;000&quot;);   IF([.D17]=&quot;Success&quot;; &quot;AS-STT-SCS-&quot; &amp; TEXT(SUMPRODUCT(--([.$D$3:.D17]=&quot;Success&quot;)); &quot;000&quot;);   IF([.D17]=&quot;Info&quot;; &quot;AS-STT-INF-&quot; &amp; TEXT(SUMPRODUCT(--([.$D$3:.D17]=&quot;Info&quot;)); &quot;000&quot;);   IF([.D17]=&quot;Confirm&quot;; &quot;AS-STT-CFM-&quot; &amp; TEXT(SUMPRODUCT(--([.$D$3:.D17]=&quot;Confirm&quot;)); &quot;000&quot;); &quot;&quot;))))" table:style-name="ce13">
            <text:p>AS-STT-ERR-015</text:p>
          </table:table-cell>
          <table:table-cell office:value-type="string" table:style-name="ce14">
            <text:p>Jumlah Skillset tidak boleh lebih dari 50</text:p>
          </table:table-cell>
          <table:table-cell office:value-type="string" table:style-name="ce14">
            <text:p>Menyesuaikan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6" table:formula="of:=ROW()-2" table:style-name="ce11">
            <text:p>16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No Handphone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6" table:formula="of:=IF([.D18]=&quot;Error&quot;; &quot;AS-STT-ERR-&quot; &amp; TEXT(SUMPRODUCT(--([.$D$3:.D18]=&quot;Error&quot;)); &quot;000&quot;);   IF([.D18]=&quot;Success&quot;; &quot;AS-STT-SCS-&quot; &amp; TEXT(SUMPRODUCT(--([.$D$3:.D18]=&quot;Success&quot;)); &quot;000&quot;);   IF([.D18]=&quot;Info&quot;; &quot;AS-STT-INF-&quot; &amp; TEXT(SUMPRODUCT(--([.$D$3:.D18]=&quot;Info&quot;)); &quot;000&quot;);   IF([.D18]=&quot;Confirm&quot;; &quot;AS-STT-CFM-&quot; &amp; TEXT(SUMPRODUCT(--([.$D$3:.D18]=&quot;Confirm&quot;)); &quot;000&quot;); &quot;&quot;))))" table:style-name="ce13">
            <text:p>AS-STT-ERR-016</text:p>
          </table:table-cell>
          <table:table-cell office:value-type="string" table:style-name="ce14">
            <text:p>Panjang kolom {kolom} tidak boleh lebih dari 12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7" table:formula="of:=ROW()-2" table:style-name="ce11">
            <text:p>17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Panjang kolom "Biography Video Url" tidak sesuai</text:p>
          </table:table-cell>
          <table:table-cell office:value-type="string" table:style-name="ce11">
            <text:p>Error</text:p>
          </table:table-cell>
          <table:table-cell office:value-type="string" office:string-value="AS-STT-ERR-017" table:formula="of:=IF([.D19]=&quot;Error&quot;; &quot;AS-STT-ERR-&quot; &amp; TEXT(SUMPRODUCT(--([.$D$3:.D19]=&quot;Error&quot;)); &quot;000&quot;);   IF([.D19]=&quot;Success&quot;; &quot;AS-STT-SCS-&quot; &amp; TEXT(SUMPRODUCT(--([.$D$3:.D19]=&quot;Success&quot;)); &quot;000&quot;);   IF([.D19]=&quot;Info&quot;; &quot;AS-STT-INF-&quot; &amp; TEXT(SUMPRODUCT(--([.$D$3:.D19]=&quot;Info&quot;)); &quot;000&quot;);   IF([.D19]=&quot;Confirm&quot;; &quot;AS-STT-CFM-&quot; &amp; TEXT(SUMPRODUCT(--([.$D$3:.D19]=&quot;Confirm&quot;)); &quot;000&quot;); &quot;&quot;))))" table:style-name="ce13">
            <text:p>AS-STT-ERR-017</text:p>
          </table:table-cell>
          <table:table-cell office:value-type="string" table:style-name="ce14">
            <text:p>Panjang kolom {kolom} tidak boleh lebih dari 255</text:p>
          </table:table-cell>
          <table:table-cell office:value-type="string" table:style-name="ce14">
            <text:p>Menyesuaikan panjang input kolom dan klik tombol [Simpan]</text:p>
          </table:table-cell>
          <table:table-cell table:number-columns-repeated="19" table:style-name="ce17"/>
          <table:table-cell table:number-columns-repeated="16358"/>
        </table:table-row>
        <table:table-row table:style-name="ro13">
          <table:table-cell office:value-type="float" office:value="18" table:formula="of:=ROW()-2" table:style-name="ce11">
            <text:p>18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Kesalahan Server</text:p>
          </table:table-cell>
          <table:table-cell office:value-type="string" table:style-name="ce37">
            <text:p>Error</text:p>
          </table:table-cell>
          <table:table-cell office:value-type="string" office:string-value="AS-STT-ERR-018" table:formula="of:=IF([.D20]=&quot;Error&quot;; &quot;AS-STT-ERR-&quot; &amp; TEXT(SUMPRODUCT(--([.$D$3:.D20]=&quot;Error&quot;)); &quot;000&quot;);   IF([.D20]=&quot;Success&quot;; &quot;AS-STT-SCS-&quot; &amp; TEXT(SUMPRODUCT(--([.$D$3:.D20]=&quot;Success&quot;)); &quot;000&quot;);   IF([.D20]=&quot;Info&quot;; &quot;AS-STT-INF-&quot; &amp; TEXT(SUMPRODUCT(--([.$D$3:.D20]=&quot;Info&quot;)); &quot;000&quot;);   IF([.D20]=&quot;Confirm&quot;; &quot;AS-STT-CFM-&quot; &amp; TEXT(SUMPRODUCT(--([.$D$3:.D20]=&quot;Confirm&quot;)); &quot;000&quot;); &quot;&quot;))))" table:style-name="ce13">
            <text:p>AS-STT-ERR-018</text:p>
          </table:table-cell>
          <table:table-cell office:value-type="string" table:style-name="ce38">
            <text:p>Terjadi kesalahan server. Silakan coba kembali.</text:p>
          </table:table-cell>
          <table:table-cell office:value-type="string" table:style-name="ce14">
            <text:p>Mencoba kembali klik tombol [Simpan] atau hubungi administrator</text:p>
          </table:table-cell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19" table:formula="of:=ROW()-2" table:style-name="ce11">
            <text:p>19</text:p>
          </table:table-cell>
          <table:table-cell office:value-type="string" table:style-name="ce14">
            <text:p>Klik tombol [Simpan]</text:p>
          </table:table-cell>
          <table:table-cell office:value-type="string" table:style-name="ce14">
            <text:p>Berhasil simpan</text:p>
          </table:table-cell>
          <table:table-cell office:value-type="string" table:style-name="ce11">
            <text:p>Info</text:p>
          </table:table-cell>
          <table:table-cell office:value-type="string" office:string-value="AS-STT-INF-001" table:formula="of:=IF([.D21]=&quot;Error&quot;; &quot;AS-STT-ERR-&quot; &amp; TEXT(SUMPRODUCT(--([.$D$3:.D21]=&quot;Error&quot;)); &quot;000&quot;);   IF([.D21]=&quot;Success&quot;; &quot;AS-STT-SCS-&quot; &amp; TEXT(SUMPRODUCT(--([.$D$3:.D21]=&quot;Success&quot;)); &quot;000&quot;);   IF([.D21]=&quot;Info&quot;; &quot;AS-STT-INF-&quot; &amp; TEXT(SUMPRODUCT(--([.$D$3:.D21]=&quot;Info&quot;)); &quot;000&quot;);   IF([.D21]=&quot;Confirm&quot;; &quot;AS-STT-CFM-&quot; &amp; TEXT(SUMPRODUCT(--([.$D$3:.D21]=&quot;Confirm&quot;)); &quot;000&quot;); &quot;&quot;))))" table:style-name="ce13">
            <text:p>AS-STT-INF-001</text:p>
          </table:table-cell>
          <table:table-cell office:value-type="string" table:style-name="ce14">
            <text:p>Berhasil tambah talent</text:p>
          </table:table-cell>
          <table:table-cell table:style-name="ce14"/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20" table:formula="of:=ROW()-2" table:style-name="ce11">
            <text:p>20</text:p>
          </table:table-cell>
          <table:table-cell office:value-type="string" table:style-name="ce14">
            <text:p>Klik tombol [Batal]</text:p>
          </table:table-cell>
          <table:table-cell office:value-type="string" table:style-name="ce39">
            <text:p>Konfirmasi sebelum batal</text:p>
          </table:table-cell>
          <table:table-cell office:value-type="string" table:style-name="ce40">
            <text:p>Confirm</text:p>
          </table:table-cell>
          <table:table-cell office:value-type="string" office:string-value="AS-STT-CFM-001" table:formula="of:=IF([.D22]=&quot;Error&quot;; &quot;AS-STT-ERR-&quot; &amp; TEXT(SUMPRODUCT(--([.$D$3:.D22]=&quot;Error&quot;)); &quot;000&quot;);   IF([.D22]=&quot;Success&quot;; &quot;AS-STT-SCS-&quot; &amp; TEXT(SUMPRODUCT(--([.$D$3:.D22]=&quot;Success&quot;)); &quot;000&quot;);   IF([.D22]=&quot;Info&quot;; &quot;AS-STT-INF-&quot; &amp; TEXT(SUMPRODUCT(--([.$D$3:.D22]=&quot;Info&quot;)); &quot;000&quot;);   IF([.D22]=&quot;Confirm&quot;; &quot;AS-STT-CFM-&quot; &amp; TEXT(SUMPRODUCT(--([.$D$3:.D22]=&quot;Confirm&quot;)); &quot;000&quot;); &quot;&quot;))))" table:style-name="ce13">
            <text:p>AS-STT-CFM-001</text:p>
          </table:table-cell>
          <table:table-cell office:value-type="string" table:style-name="ce39">
            <text:p>Apakah Anda yakin untuk batal tambah client?</text:p>
          </table:table-cell>
          <table:table-cell office:value-type="string" table:style-name="ce39">
            <text:p>Klik [Ya] untuk batal, klik [Tidak] untuk tidak jadi membatalkan</text:p>
          </table:table-cell>
          <table:table-cell table:number-columns-repeated="19" table:style-name="ce17"/>
          <table:table-cell table:number-columns-repeated="16358"/>
        </table:table-row>
        <table:table-row table:style-name="ro7">
          <table:table-cell office:value-type="float" office:value="21" table:style-name="ce41">
            <text:p>21</text:p>
          </table:table-cell>
          <table:table-cell table:number-columns-repeated="3" table:style-name="ce42"/>
          <table:table-cell office:value-type="string" office:string-value="" table:formula="of:=IF([.D23]=&quot;Error&quot;; &quot;AS-STT-ERR-&quot; &amp; TEXT(SUMPRODUCT(--([.$D$3:.D23]=&quot;Error&quot;)); &quot;000&quot;);   IF([.D23]=&quot;Success&quot;; &quot;AS-STT-SCS-&quot; &amp; TEXT(SUMPRODUCT(--([.$D$3:.D23]=&quot;Success&quot;)); &quot;000&quot;);   IF([.D23]=&quot;Info&quot;; &quot;AS-STT-INF-&quot; &amp; TEXT(SUMPRODUCT(--([.$D$3:.D23]=&quot;Info&quot;)); &quot;000&quot;);   IF([.D23]=&quot;Confirm&quot;; &quot;AS-STT-CFM-&quot; &amp; TEXT(SUMPRODUCT(--([.$D$3:.D23]=&quot;Confirm&quot;)); &quot;000&quot;); &quot;&quot;))))" table:style-name="ce13"/>
          <table:table-cell table:number-columns-repeated="2" table:style-name="ce42"/>
          <table:table-cell table:number-columns-repeated="19" table:style-name="ce17"/>
          <table:table-cell table:number-columns-repeated="16358"/>
        </table:table-row>
        <table:table-row table:number-rows-repeated="965" table:style-name="ro7">
          <table:table-cell table:style-name="ce43"/>
          <table:table-cell table:number-columns-repeated="25" table:style-name="ce17"/>
          <table:table-cell table:number-columns-repeated="16358"/>
        </table:table-row>
        <table:table-row table:number-rows-repeated="1047588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dc:creator>yanax id</dc:creator>
    <dc:date>2024-08-02T20:00:32Z</dc:date>
  </office:meta>
</office:document-meta>
</file>